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53cm"/>
    </style:style>
    <style:style style:name="co2" style:family="table-column">
      <style:table-column-properties fo:break-before="auto" style:column-width="2.843cm"/>
    </style:style>
    <style:style style:name="co3" style:family="table-column">
      <style:table-column-properties fo:break-before="auto" style:column-width="0.466cm"/>
    </style:style>
    <style:style style:name="co4" style:family="table-column">
      <style:table-column-properties fo:break-before="auto" style:column-width="9.27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1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e8cb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b d’heures</text:p>
          </table:table-cell>
          <table:table-cell table:style-name="ce1"/>
          <table:table-cell table:style-name="ce1" office:value-type="string" calcext:value-type="string">
            <text:p>Enoncé</text:p>
          </table:table-cell>
          <table:table-cell/>
          <table:table-cell office:value-type="string" calcext:value-type="string">
            <text:p>Total heures :</text:p>
          </table:table-cell>
          <table:table-cell table:formula="of:=SUM([.B2:.B150])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string" calcext:value-type="string">
            <text:p>Autr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éance d’introduction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éthod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éfinir un concept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Chapitre</text:p>
          </table:table-cell>
          <table:table-cell/>
          <table:table-cell table:formula="of:=SUM([.B6:.B13])" office:value-type="float" office:value="8" calcext:value-type="float">
            <text:p>8</text:p>
          </table:table-cell>
          <table:table-cell table:style-name="ce3" office:value-type="string" calcext:value-type="string">
            <text:p>I. Suffit-il de penser tout seul pour bien penser ?</text:p>
          </table:table-cell>
          <table:table-cell office:value-type="string" calcext:value-type="string">
            <text:p>Faire vocabulaire de l’argumentation sur un extrait donné 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r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trodu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r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cture de l’allégorie de la caver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r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alyse de l’extra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r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ant : Ose te servir de ton propre entende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r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scartes : le voyageur perd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r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ristote : les principes fondamentaux de la pensé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r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itique de Nietzsch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r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clusion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iche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Débloquer fiche « la raison 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éthodo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string" calcext:value-type="string">
            <text:p>Le vocabulaire de l’argumentation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Chapitre</text:p>
          </table:table-cell>
          <table:table-cell/>
          <table:table-cell table:formula="of:=SUM([.B19:.B26])" office:value-type="float" office:value="8" calcext:value-type="float">
            <text:p>8</text:p>
          </table:table-cell>
          <table:table-cell table:style-name="ce3" office:value-type="string" calcext:value-type="string">
            <text:p>II. Peut-on connaître objectivement le réel 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r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trodu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r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’idéal de la science expérimentale → (intro historique) + Claude Bern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r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s limites de cet idéal : le problème de l’indu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r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s révolutions scientifiqu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r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a vérité scientifique ne peut être que tempora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r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a science n’est pas nécessairement définie par son objectivité : la démarche de l’historien est bien plutôt intersubje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r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a psychologie peut-elle être une science 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r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clusion</text:p>
          </table:table-cell>
          <table:table-cell table:number-columns-repeated="3"/>
        </table:table-row>
        <table:table-row table:style-name="ro1" table:number-rows-repeated="104854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Feuille1.A1:Feuille1.D3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30T13:51:05.264000000</meta:creation-date>
    <dc:date>2022-09-01T21:00:00.927000000</dc:date>
    <meta:editing-duration>P2DT5H1M</meta:editing-duration>
    <meta:editing-cycles>4</meta:editing-cycles>
    <meta:generator>LibreOffice/7.3.1.3$Windows_X86_64 LibreOffice_project/a69ca51ded25f3eefd52d7bf9a5fad8c90b87951</meta:generator>
    <meta:document-statistic meta:table-count="1" meta:cell-count="72" meta:object-count="0"/>
  </office:meta>
</office:document-meta>
</file>